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Menlo, Courier, Verdana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60fb" officeooo:paragraph-rsid="000660fb"/>
    </style:style>
    <style:style style:name="P2" style:family="paragraph" style:parent-style-name="Standard">
      <style:text-properties officeooo:rsid="0006a33c" officeooo:paragraph-rsid="0006a33c"/>
    </style:style>
    <style:style style:name="P3" style:family="paragraph" style:parent-style-name="Standard">
      <style:text-properties officeooo:rsid="0006a33c" officeooo:paragraph-rsid="0006a33c"/>
    </style:style>
    <style:style style:name="P4" style:family="paragraph" style:parent-style-name="Standard">
      <style:text-properties officeooo:rsid="0007b9b9" officeooo:paragraph-rsid="0007b9b9"/>
    </style:style>
    <style:style style:name="P5" style:family="paragraph" style:parent-style-name="Standard">
      <style:text-properties officeooo:rsid="00098461" officeooo:paragraph-rsid="00098461"/>
    </style:style>
    <style:style style:name="P6" style:family="paragraph" style:parent-style-name="Standard">
      <style:text-properties officeooo:rsid="000aca9c" officeooo:paragraph-rsid="000aca9c"/>
    </style:style>
    <style:style style:name="P7" style:family="paragraph" style:parent-style-name="Standard">
      <style:text-properties officeooo:paragraph-rsid="000aca9c"/>
    </style:style>
    <style:style style:name="P8" style:family="paragraph" style:parent-style-name="Standard">
      <style:text-properties officeooo:rsid="000c3633" officeooo:paragraph-rsid="000c3633"/>
    </style:style>
    <style:style style:name="T1" style:family="text">
      <style:text-properties officeooo:rsid="000660fb"/>
    </style:style>
    <style:style style:name="T2" style:family="text">
      <style:text-properties officeooo:rsid="0006a33c"/>
    </style:style>
    <style:style style:name="T3" style:family="text">
      <style:text-properties officeooo:rsid="0007b9b9"/>
    </style:style>
    <style:style style:name="T4" style:family="text">
      <style:text-properties officeooo:rsid="00098461"/>
    </style:style>
    <style:style style:name="T5" style:family="text">
      <style:text-properties officeooo:rsid="000aca9c"/>
    </style:style>
    <style:style style:name="T6" style:family="text">
      <style:text-properties fo:font-variant="normal" fo:text-transform="none" fo:color="#111111" style:font-name="Consolas" fo:font-size="9.75pt" fo:letter-spacing="normal" fo:font-style="normal" fo:font-weight="normal"/>
    </style:style>
    <style:style style:name="T7" style:family="text">
      <style:text-properties officeooo:rsid="000c36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pwd</text:span></text:p>
      <text:p text:style-name="P1">shows present working directory</text:p>
      <text:p text:style-name="P1">- ls</text:p>
      <text:p text:style-name="P1">lists the files in current working directory</text:p>
      <text:p text:style-name="P1">- la -la</text:p>
      <text:p text:style-name="P1">lists all files in pwd in long format</text:p>
      <text:p text:style-name="P1">- cd</text:p>
      <text:p text:style-name="P1">change directory</text:p>
      <text:p text:style-name="P1">- cd ../..</text:p>
      <text:p text:style-name="P1">goes back two directories.</text:p>
      <text:p text:style-name="P1">- cd ~</text:p>
      <text:p text:style-name="P1">goes to user specific folder</text:p>
      <text:p text:style-name="P1">- less file.txt</text:p>
      <text:p text:style-name="P1">shows contents of file.txt.</text:p>
      <text:p text:style-name="P1">- file file.txt</text:p>
      <text:p text:style-name="P1">shows type of file.</text:p>
      <text:p text:style-name="P1">- <text:span text:style-name="T2">cp file.txt error.log Videos/</text:span></text:p>
      <text:p text:style-name="P2">copies file.txt error.log to Videos</text:p>
      <text:p text:style-name="P2">- mv file.txt file1.txt</text:p>
      <text:p text:style-name="P2">renames file.txt as file1.txt</text:p>
      <text:p text:style-name="P2">- rm file.txt<text:line-break/>removes file.txt</text:p>
      <text:p text:style-name="P2">- rm -r Videos/</text:p>
      <text:p text:style-name="P2">remvoes directory with its files</text:p>
      <text:p text:style-name="P2">- mkdir Videos/</text:p>
      <text:p text:style-name="P2">creates a directory named Videos</text:p>
      <text:p text:style-name="P2">- ls &gt; file.txt</text:p>
      <text:p text:style-name="P2">directs output of ls command to file.txt</text:p>
      <text:p text:style-name="P2">- <text:span text:style-name="T3">chmod u+x file.txt</text:span></text:p>
      <text:p text:style-name="P4">adds execution permission for user for file.txt</text:p>
      <text:p text:style-name="P4">- grep -q “abc” file.txt</text:p>
      <text:p text:style-name="P4">finds abc from file.txt</text:p>
      <text:p text:style-name="P4">- vim file.txt</text:p>
      <text:p text:style-name="P4">opens file.txt in vim file editor</text:p>
      <text:p text:style-name="P4">- adduser user1</text:p>
      <text:p text:style-name="P4">adds new user. Login as root user to create a new user.</text:p>
      <text:p text:style-name="P4">- groupadd group1</text:p>
      <text:p text:style-name="P4">adds new group</text:p>
      <text:p text:style-name="P4">- useradd -ggroup1 user1</text:p>
      <text:p text:style-name="P4">adds user1 to group1</text:p>
      <text:p text:style-name="P4">- <text:span text:style-name="T4">history</text:span></text:p>
      <text:p text:style-name="P5">prints commands executed before.</text:p>
      <text:p text:style-name="P5">- mkdir test</text:p>
      <text:p text:style-name="P5">cd !$</text:p>
      <text:p text:style-name="P5">!$ means previous argument</text:p>
      <text:p text:style-name="P5">- HISTCONTROL=erasedups</text:p>
      <text:p text:style-name="P5">erases duplicate entries in histories</text:p>
      <text:p text:style-name="P5">- <text:span text:style-name="T5">tar -cvf etc.tar dir/</text:span></text:p>
      <text:p text:style-name="P6">compresses dir/ as etc.tar</text:p>
      <text:p text:style-name="P6">- tar -xvf etc.tar</text:p>
      <text:p text:style-name="P6">extracts etc.tar</text:p>
      <text:p text:style-name="P6">- find ~ -empty</text:p>
      <text:p text:style-name="P6"><text:soft-page-break/>find empty files in home directory</text:p>
      <text:p text:style-name="P6"/>
      <text:p text:style-name="P7"><text:span text:style-name="T5">- </text:span><text:span text:style-name="T6">awk '{print $2,$5;}' employee.txt</text:span></text:p>
      <text:p text:style-name="P6">print specific field from a file</text:p>
      <text:p text:style-name="P6">- sort file.txt</text:p>
      <text:p text:style-name="P6">sorts file text</text:p>
      <text:p text:style-name="P6">- sort -r file.txt</text:p>
      <text:p text:style-name="P6">sorts text in file in reverse order.</text:p>
      <text:p text:style-name="P6">- <text:span text:style-name="T7">cat file1 file2</text:span></text:p>
      <text:p text:style-name="P8">shows content from both files.</text:p>
      <text:p text:style-name="P8">- tail file.txt</text:p>
      <text:p text:style-name="P8">print last 10 lines from files.txt</text:p>
      <text:p text:style-name="P8">-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Menlo, Courier, Verdana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1:21:35.990471268</meta:creation-date>
    <dc:date>2019-09-14T13:17:18.745967941</dc:date>
    <meta:editing-duration>PT8H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262" meta:character-count="1423" meta:non-whitespace-character-count="1223"/>
  </office:meta>
</office:document-meta>
</file>